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82F000051D90E348B3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complex="16pt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complex="12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20pt" fo:font-style="normal" fo:font-weight="normal" style:font-size-complex="20pt"/>
    </style:style>
    <style:style style:name="P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800000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fo:color="#8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16pt" fo:font-weight="bold" style:font-size-complex="16pt" style:font-weight-complex="bold"/>
    </style:style>
    <style:style style:name="T1" style:family="text">
      <style:text-properties style:font-size-asian="12pt" style:font-weight-asian="normal"/>
    </style:style>
    <style:style style:name="T2" style:family="text">
      <style:text-properties fo:color="#0000ff" fo:font-weight="bold" style:font-size-asian="12pt" style:font-weight-asian="bold" style:font-weight-complex="bold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font-name="Courier New" fo:font-weight="normal" style:font-weight-asian="normal" style:font-weight-complex="normal"/>
    </style:style>
    <style:style style:name="T6" style:family="text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hulprojekt – Binäre Bäume – Teil 2</text:p>
      <text:p text:style-name="P2"/>
      <text:p text:style-name="P1">Funktionsumfang</text:p>
      <text:p text:style-name="P1"/>
      <text:p text:style-name="P1"><draw:frame draw:style-name="fr1" draw:name="Grafik1" text:anchor-type="paragraph" svg:width="16.999cm" svg:height="15.776cm" draw:z-index="0"><draw:image xlink:href="Pictures/200000070000582F000051D90E348B3B.svm" xlink:type="simple" xlink:show="embed" xlink:actuate="onLoad"/></draw:frame></text:p>
      <text:p text:style-name="P10">Teil 1:</text:p>
      <text:p text:style-name="P3"/>
      <text:p text:style-name="P4"><text:span text:style-name="T2">(1)</text:span><text:span text:style-name="T1"><text:tab/>Dies ist das Eingabefeld, in dem die Werte neuer Elemente angegeben werden können. Mit <text:tab/>der „ENTER“-Taste wird automatisch ein neues Element in den Baum eingefügt. Besteht <text:tab/>noch keine Wurzel, so wird diese angelegt. Andernfalls wird lediglich ein weiteres Element <text:tab/>erzeugt und hinzugefügt.</text:span></text:p>
      <text:p text:style-name="P3"><text:tab/>Gültige Werte sind lediglich Zahlenwerte im Bereich von MIN_INT_VALUE bis <text:tab/>MAX_INT_VALUE</text:p>
      <text:p text:style-name="P3"/>
      <text:p text:style-name="P3"><text:span text:style-name="T3">(2)</text:span><text:tab/>Dieser Button erzeugt eine neue Wurzel. Existiert bereits ein Baum, so wird der Nutzer <text:tab/>gefragt, ob der alte Baum gelöscht und ein neuer erstellt werden soll.</text:p>
      <text:p text:style-name="P3"><text:tab/></text:p>
      <text:list xml:id="list39605485" text:style-name="L1">
        <text:list-header>
          <text:p text:style-name="P7"><text:span text:style-name="T3">(3)</text:span><text:tab/>Dieser Button erstellt ein neues Element und fügt dieses in den bestehenden Baum ein. Es <text:soft-page-break/><text:tab/>muss erst eine Wurzel erstellt werden, bevor die Aktion des Buttons ausgeführt werden <text:tab/>kann.</text:p>
          <text:p text:style-name="P7"/>
          <text:p text:style-name="P7"><text:span text:style-name="T3">(4)</text:span><text:tab/>Dieser Button traversiert den bestehenden Baum in-order und gibt das Ergebnis im <text:tab/>Ausgabefeld (10) aus. Die Traversierung kann nur durchgeführt werden, wenn zumindest <text:tab/>eine Wurzel vorhanden ist.</text:p>
          <text:p text:style-name="P7"/>
          <text:p text:style-name="P7"><text:span text:style-name="T3">(5)</text:span><text:tab/>Dieser Button traversiert den bestehenden Baum pre-order und gibt das Ergebnis im <text:tab/>Ausgabefeld (10) aus. Die Traversierung kann nur durchgeführt werden, wenn zumindest <text:tab/>eine Wurzel vorhanden ist.</text:p>
        </text:list-header>
      </text:list>
      <text:p text:style-name="P3"/>
      <text:p text:style-name="P3"/>
      <text:list xml:id="list40362269" text:continue-numbering="true" text:style-name="L1">
        <text:list-header>
          <text:p text:style-name="P7"><text:span text:style-name="T3">(6)</text:span><text:tab/>Dieser Button traversiert den bestehenden Baum post-order und gibt das Ergebnis im <text:tab/>Ausgabefeld (10) aus. Die Traversierung kann nur durchgeführt werden, wenn <text:tab/>zumindest <text:tab/>eine Wurzel vorhanden ist.</text:p>
          <text:p text:style-name="P7"/>
          <text:list>
            <text:list-header>
              <text:p text:style-name="P7"><text:span text:style-name="T3">(7)</text:span><text:tab/>Über diese Auswahlbox kann in-time die Sprache des Programms geändert werden.</text:p>
            </text:list-header>
          </text:list>
          <text:p text:style-name="P7"/>
          <text:p text:style-name="P7"><text:span text:style-name="T3">(8)</text:span><text:tab/>Die Infobox zeigt in grüner Schrift die letzte Aktion des Benutzers an. Konnte eine <text:tab/>Aktion des Benutzers nicht erfolgreich durchgeführt werden oder wenn ein Fehler <text:tab/>aufgetreten ist, so wird dies in roter Schrift in diesem Feld dem Nutzer mitgeteilt.</text:p>
          <text:p text:style-name="P7"/>
          <text:p text:style-name="P7"><text:span text:style-name="T3">(9)</text:span><text:tab/>Mit diesem Button kann der Inhalt des Ausgabefeldes (10) gelöscht werden.</text:p>
          <text:p text:style-name="P7"/>
          <text:p text:style-name="P7"><text:span text:style-name="T3">(10)</text:span><text:tab/>Dies ist das Ausgabefeld für die Traversierungen.</text:p>
          <text:p text:style-name="P7"/>
          <text:p text:style-name="P7"><text:span text:style-name="T3">(11)</text:span><text:tab/>Dieser Button löscht den aktuellen Baum und beendet das Programm.</text:p>
        </text:list-header>
      </text:list>
      <text:p text:style-name="P3"/>
      <text:p text:style-name="P8">Teil 2:</text:p>
      <text:p text:style-name="P3"/>
      <text:p text:style-name="P8">(12)<text:tab/><text:span text:style-name="T4">Über diesen Button kann der Zeichenmodus aktiviert bzw. deaktiviert werden.</text:span></text:p>
      <text:p text:style-name="P3"/>
      <text:p text:style-name="P8">(13)<text:tab/><text:span text:style-name="T4">Dieser Button entfernt das Element mit dem Wert, der im Eingabefeld eingetragen wurde <text:s/><text:tab/>aus dem Baum.</text:span></text:p>
      <text:p text:style-name="P3"/>
      <text:p text:style-name="P8">(14)<text:tab/><text:span text:style-name="T4">Stellt die Linien-dicke der Knoten und der Verbindungslinien auf der Zeichenfläche ein.</text:span></text:p>
      <text:p text:style-name="P3"/>
      <text:p text:style-name="P8">(15)<text:tab/><text:span text:style-name="T4">Stellt den Schriftstil der Knotenbeschriftungen auf der Zeichenfläche ein.</text:span></text:p>
      <text:p text:style-name="P3"/>
      <text:p text:style-name="P8">(16)<text:tab/><text:span text:style-name="T4">Stellt den Radius der Knoten in Pixel auf der Zeichenfläche ein.</text:span></text:p>
      <text:p text:style-name="P3"/>
      <text:p text:style-name="P8">(17)<text:tab/><text:span text:style-name="T4">Stellt die Wartezeit in Millisekunden ein, die nach einer farblichen Markierung eines <text:tab/>Knotens gewartet werden soll, bevor die Markierung wieder entfernt wird.</text:span></text:p>
      <text:p text:style-name="P3"/>
      <text:p text:style-name="P8">(18)<text:tab/><text:span text:style-name="T4">Stellt die Hintergrundfarbe der Knoten auf der Zeichenfläche ein.</text:span></text:p>
      <text:p text:style-name="P3"/>
      <text:p text:style-name="P8">(19)<text:tab/><text:span text:style-name="T4">Stellt die Hintergrundfarbe der Zeichenfläche ein.</text:span></text:p>
      <text:p text:style-name="P3"/>
      <text:p text:style-name="P8">(20)<text:tab/><text:span text:style-name="T4">Stellt ein, ob der Suchpfad bei jeder Suche im Baum (blau) angezeigt werden soll.</text:span></text:p>
      <text:p text:style-name="P3"/>
      <text:p text:style-name="P8">(21)<text:tab/><text:span text:style-name="T4">Stellt die Anzahl an Elementen ein, die in den Baum in zufälliger Reihenfolge eingefügt <text:s/><text:tab/>werden sollen.</text:span></text:p>
      <text:p text:style-name="P3"><text:soft-page-break/></text:p>
      <text:list xml:id="list40256103" text:style-name="L2">
        <text:list-item>
          <text:p text:style-name="P9"><text:span text:style-name="T4">Aktiviert den random Tester und stellt gleichzeitig die Geschwindigkeit ein.<text:line-break/><text:tab/>Steht der Regler ganz rechts, so ist der random Tester deaktiviert.<text:line-break/><text:tab/>Steht der Regler ganz links läuft er mit maximaler Geschwinigkeit.<text:line-break/><text:tab/>Die ersten beiden Positionen sind spezielle hohe Geschwindigkeiten bei denen eine <text:tab/>angegebene Wartezeit (17) keine Auswirkung hat.<text:line-break/><text:tab/>Ab der Position drei wird der random Tester pro weitere Position um eine Sekunde <text:tab/>langsamer, beginnend bei einer Sekunde.</text:span></text:p>
        </text:list-item>
      </text:list>
      <text:p text:style-name="P3"/>
      <text:p text:style-name="P8">(23)<text:tab/><text:span text:style-name="T4">Dieser Button führt einen Speichertest durch. Dabei wird der Baum auf drei verschiedene <text:tab/>Weisen gefüllt und auf mehrere unterschiedliche Weisen wieder geleert / gelöscht. Es <text:tab/>werden zu Beginn, beim maximalen Speicherverbrauch und zum Ende eines jeden Teiltests <text:tab/>der jeweilige Speicherverbrauch gemessen und in einem Bericht festgehalten, der am Ende <text:tab/>angezeigt wird.<text:line-break/><text:tab/>HINWEIS: Da nicht sehr viele Elemente in den Baum eingefügt werden, muss im Quellcode <text:tab/>folgende Zeile in der Unit unitElement einkommentiert sein:<text:line-break/><text:tab/></text:span></text:p>
      <text:p text:style-name="P8"><text:span text:style-name="T4"><text:tab/></text:span><text:span text:style-name="T6">memTest : Array[0..100] of Array[0..100] of Array[0..100] of String;</text:span></text:p>
      <text:p text:style-name="P3"/>
      <text:p text:style-name="P3"><text:tab/>Dies bewirkt, dass pro neuem Element im Baum ca. 4 MB Speicher mehr benötigt werden. <text:tab/>So fallen Speicherlecks am schnellsten auf.</text:p>
      <text:p text:style-name="P3"/>
      <text:p text:style-name="P8">(24)<text:tab/><text:span text:style-name="T4">Dies ist die Zeichenfläche auf dem der Baum visualisiert wird. Der Visualisierung liegt der <text:tab/>Reingold &amp; Tilford Algorithmus zugrunde. (</text:span><text:span text:style-name="T7">Hat mich drei ganze Tage gekostet den zu <text:tab/>verstehen und zu implementieren! :-) Benutzte Quellen stehen im Code Unit <text:tab/>unitTreeViewer...</text:span><text:span text:style-name="T4">)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Gattinger</meta:initial-creator>
    <meta:creation-date>2010-10-25T18:58:46.48</meta:creation-date>
    <dc:date>2010-10-25T20:24:05.64</dc:date>
    <dc:creator>Thomas Gattinger</dc:creator>
    <meta:editing-duration>PT00H43M10S</meta:editing-duration>
    <meta:editing-cycles>4</meta:editing-cycles>
    <meta:generator>OpenOffice.org/3.1$Win32 OpenOffice.org_project/310m19$Build-9420</meta:generator>
    <meta:document-statistic meta:table-count="0" meta:image-count="1" meta:object-count="0" meta:page-count="3" meta:paragraph-count="32" meta:word-count="638" meta:character-count="4307"/>
  </office:meta>
</office:document-meta>
</file>